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pServlet.setInpu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pServlet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hp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.config( Servlet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pServlet.setRespons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pServlet.setOutput(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pServlet.s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hpServlet.PhpServlet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pServlet.write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